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Standard">
      <style:text-properties officeooo:rsid="00083ca5" officeooo:paragraph-rsid="00083ca5"/>
    </style:style>
    <style:style style:name="P3" style:family="paragraph" style:parent-style-name="Standard">
      <style:text-properties officeooo:rsid="000943a9" officeooo:paragraph-rsid="000943a9"/>
    </style:style>
    <style:style style:name="P4" style:family="paragraph" style:parent-style-name="Standard">
      <style:text-properties officeooo:rsid="000bb30e" officeooo:paragraph-rsid="000bb30e"/>
    </style:style>
    <style:style style:name="P5" style:family="paragraph" style:parent-style-name="Standard">
      <style:text-properties officeooo:rsid="000ce8b1" officeooo:paragraph-rsid="000ce8b1"/>
    </style:style>
    <style:style style:name="P6" style:family="paragraph" style:parent-style-name="Standard">
      <style:text-properties officeooo:rsid="000ce8b1" officeooo:paragraph-rsid="000f7cd2"/>
    </style:style>
    <style:style style:name="P7" style:family="paragraph" style:parent-style-name="Standard">
      <style:text-properties officeooo:rsid="00102c82" officeooo:paragraph-rsid="00102c82"/>
    </style:style>
    <style:style style:name="T1" style:family="text">
      <style:text-properties officeooo:rsid="000b18f5"/>
    </style:style>
    <style:style style:name="T2" style:family="text">
      <style:text-properties officeooo:rsid="000bcfc5"/>
    </style:style>
    <style:style style:name="T3" style:family="text">
      <style:text-properties officeooo:rsid="000e98b7"/>
    </style:style>
    <style:style style:name="T4" style:family="text">
      <style:text-properties officeooo:rsid="000f7cd2"/>
    </style:style>
    <style:style style:name="T5" style:family="text">
      <style:text-properties fo:font-style="italic" officeooo:rsid="000f7cd2" style:font-style-asian="italic" style:font-style-complex="italic"/>
    </style:style>
    <style:style style:name="T6" style:family="text">
      <style:text-properties officeooo:rsid="00102c82"/>
    </style:style>
    <style:style style:name="T7" style:family="text">
      <style:text-properties officeooo:rsid="001180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edback on Candidates. </text:p>
      <text:p text:style-name="Standard">If you comment is longer than space provided please email one of the search committee members (Hilary, Jeremie, Louise, Nora, Nyree, or Pat)</text:p>
      <text:p text:style-name="Standard"/>
      <text:p text:style-name="Standard"/>
      <text:p text:style-name="P2">Suzy Strickler, interesting. She seems to collect genomes as the botanists of yesteryear were disparaged for collectings plants ala stamp collectors. I really expected her to be my favorite finalist, but I really don’t see what her vision is. </text:p>
      <text:p text:style-name="P2"/>
      <text:p text:style-name="P3">Zoe, gave a really good practice talk and she will be a strong candidate at some institutions when more of her work is published. Zoe once tried to help me in the lab, she was egregiously under-prepared, <text:s/>and virtually all of her calculations were incorrect; <text:span text:style-name="T1">fortunately I was able to salvage much of the work</text:span>. </text:p>
      <text:p text:style-name="P3"/>
      <text:p text:style-name="P4">Yong has an interesting perspective and an amazing skill set, I think he will make a great faculty addition at a land-grant R1 <text:span text:style-name="T6">with a plant-biology program fully integrated into agricultural settings.</text:span></text:p>
      <text:p text:style-name="P4"/>
      <text:p text:style-name="P4">Ana, I must confess I came in very biased against her due to her proclamations of ‘extreme’ botany on her website. I was then immensely delighted to see her overall research interests in the first half of her talk, and she quickly rose to be my leading candidate. However I ‘disagreed’ with her on virtually every meaningful detail within these fields; and I really must wonder how much she has consulted the literature <text:span text:style-name="T2">beyond a cursory glance</text:span>. <text:span text:style-name="T2">I am quite confused what she won those awards for.</text:span></text:p>
      <text:p text:style-name="P4"/>
      <text:p text:style-name="P6">Richie, I came in extremely biased against Richie due to being another person from the Soltis lab. I have nothing against the Solti, nor their students, but <text:span text:style-name="T3">rather</text:span> the system of citations which elevates certain systematics projects above more detailed alpha <text:span text:style-name="T4">t</text:span>axonomy and clear focus on taxa which oftentimes require decades of work. <text:span text:style-name="T4">While Richie had little to no focus on alpha taxonomy, and little experience with conservation, he emerged my favorite candidate by far.</text:span></text:p>
      <text:p text:style-name="P6"/>
      <text:p text:style-name="P6"><text:span text:style-name="T4"><text:s/>I found it refreshing that Richie seemed to be the only person that did anything beyond the bare minimum to check the typical boxes in academia. He was the only person which seemed to value and appreciate his interactions with students, rather than viewing them as a box to check off. He was the only person to have put in real effort towards developing the bioinformatics skills of others (I have reviewed all githubs as available). I was very impressed by his idea of using Prunus to both collaborate with other Botanic Gardens, and incorporating using museum studies. He was the only Genomics candidate I went to lunch with (I was going to sign up for them all, but my fellow grad students are such bummers I could not bare to go with more lunches with them – </text:span><text:span text:style-name="T5">seriously what is</text:span><text:span text:style-name="T4">?), and he actually just seemed like a generally nice human being, who likes to spend time with other human beings, and I think would be a great advisor due to that. He was the only candidate to have done really any meaningful or insightful view of the interests of staff at the garden and critically evaluate what role they could play in that. </text:span></text:p>
      <text:p text:style-name="P5"/>
      <text:p text:style-name="P7">While Richie mentioned the obvious linkings of his genomics work to environment x phenotype I think he failed to miss a few important links to the garden. Clearly, his skills mean that he would be a fantastic collaborator on projects investigating groups such as the Ivesoids (Potentilla) of Western North America, of which nearly each of the sixty or so taxa are of conservation concern, and require immediate molecular study for taxonomic purposes. I unfortunately think he failed to consider studies of Dryas which may prove quite fruitful in evaluating gene flow <text:span text:style-name="T7">and adaptive variation </text:span>amongst arctic systems, and which form <text:span text:style-name="T7">prominent</text:span> members of many alpine areas, <text:span text:style-name="T7">have</text:span> ecto-mycorrhizal associations (<text:span text:style-name="T7">but</text:span> Greg is retiring so I guess th<text:span text:style-name="T7">e second part is </text:span>moot), and <text:span text:style-name="T7">have enormously widespread alpine </text:span><text:soft-page-break/><text:span text:style-name="T7">species</text:span>. He also failed to link his interests to the collections of Ken Robertson, of which many certainly now reside in Urbana <text:span text:style-name="T7">and could serve as a boon to his work. </text:span></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8T12:18:26.813441017</meta:creation-date>
    <dc:date>2023-02-08T13:21:29.677654513</dc:date>
    <meta:editing-duration>PT42M39S</meta:editing-duration>
    <meta:editing-cycles>9</meta:editing-cycles>
    <meta:generator>LibreOffice/7.3.7.2$Linux_X86_64 LibreOffice_project/30$Build-2</meta:generator>
    <meta:document-statistic meta:table-count="0" meta:image-count="0" meta:object-count="0" meta:page-count="2" meta:paragraph-count="9" meta:word-count="675" meta:character-count="3976" meta:non-whitespace-character-count="3302"/>
  </office:meta>
</office:document-meta>
</file>